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layout-cache" manifest:media-type="application/binary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02351" officeooo:paragraph-rsid="00102351"/>
    </style:style>
    <style:style style:name="P2" style:family="paragraph" style:parent-style-name="Standard">
      <style:text-properties officeooo:rsid="00102351" officeooo:paragraph-rsid="00102351"/>
    </style:style>
    <style:style style:name="P3" style:family="paragraph" style:parent-style-name="Standard">
      <style:text-properties officeooo:paragraph-rsid="00102351"/>
    </style:style>
    <style:style style:name="P4" style:family="paragraph" style:parent-style-name="Title" style:master-page-name="Standard">
      <style:paragraph-properties style:page-number="auto"/>
      <style:text-properties officeooo:rsid="00102351" officeooo:paragraph-rsid="00102351"/>
    </style:style>
    <style:style style:name="P5" style:family="paragraph" style:parent-style-name="Text_20_body">
      <style:text-properties officeooo:paragraph-rsid="0015a13c"/>
    </style:style>
    <style:style style:name="P6" style:family="paragraph" style:parent-style-name="Heading_20_2">
      <style:text-properties officeooo:paragraph-rsid="00102351"/>
    </style:style>
    <style:style style:name="P7" style:family="paragraph" style:parent-style-name="Heading_20_2">
      <style:text-properties officeooo:rsid="00102351" officeooo:paragraph-rsid="00102351"/>
    </style:style>
    <style:style style:name="T1" style:family="text">
      <style:text-properties officeooo:rsid="00102351"/>
    </style:style>
    <style:style style:name="T2" style:family="text">
      <style:text-properties officeooo:rsid="0012e57b"/>
    </style:style>
    <style:style style:name="T3" style:family="text">
      <style:text-properties officeooo:rsid="00143f8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D Report – Exercise 1</text:p>
      <text:p text:style-name="P5">Group 08<text:line-break/>Marco Dittmann<text:tab/>3727948<text:line-break/><text:span text:style-name="T1">J</text:span>annik Schacht<text:tab/><text:tab/>4013130</text:p>
      <text:h text:style-name="Heading_20_1" text:outline-level="1">Exercise 1</text:h>
      <text:h text:style-name="P6" text:outline-level="2">1.<text:span text:style-name="T1">1<text:tab/>Allocation and copying</text:span></text:h>
      <text:p text:style-name="P2">Below <text:span text:style-name="T2">are the benchmark results for the different Matrix-vector-product implementations plotted in a logarithmic scale</text:span>. <text:span text:style-name="T2">The number of elements for vector x and vector y has been increased step by step and average computation time have been measured. It is shown that the „Reference“ variant performs faster than the „Move“ variant only in </text:span><text:span text:style-name="T3">cases where the total number of elements is small.</text:span></text:p>
      <text:p text:style-name="P2"><draw:frame draw:style-name="fr2" draw:name="Object1" text:anchor-type="as-char" svg:width="6.3043in" svg:height="4.1252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2"><text:soft-page-break/><draw:frame draw:style-name="fr2" draw:name="Object2" text:anchor-type="as-char" svg:width="6.3043in" svg:height="4.125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2" draw:name="Object3" text:anchor-type="as-char" svg:width="6.3043in" svg:height="4.125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text:soft-page-break/></text:p>
      <text:p text:style-name="P2"><draw:frame draw:style-name="fr3" draw:name="Object4" text:anchor-type="as-char" svg:y="-3.9165in" svg:width="6.3043in" svg:height="4.125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2" draw:name="Object5" text:anchor-type="as-char" svg:width="6.3043in" svg:height="4.125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1" draw:name="Object6" text:anchor-type="char" svg:width="6.3043in" svg:height="4.1252in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h text:style-name="P7" text:outline-level="2">1.2<text:tab/>Lambdas</text:h>
      <text:p text:style-name="P3">We successfully implemented the lambda function and got the correct result 1337.</text:p>
      <text:h text:style-name="P7" text:outline-level="2">1.3<text:tab/>std::async()</text:h>
      <text:p text:style-name="Standard">Unfortunately, for some reason, implementing the matrix multiplication asynchronously did not <text:span text:style-name="T2">work </text:span>for us. We tried to debug but didn’t find the issu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02351" officeooo:paragraph-rsid="00102351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arallel Algoithm Design <text:tab/><text:tab/>04.11.2021<text:line-break/>Winter Term 2021/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abian Kontor</meta:initial-creator>
    <meta:editing-cycles>4</meta:editing-cycles>
    <meta:creation-date>2021-11-04T12:57:00</meta:creation-date>
    <dc:date>2021-11-04T15:30:09.064168025</dc:date>
    <meta:editing-duration>PT20M20S</meta:editing-duration>
    <meta:generator>LibreOffice/6.4.7.2$Linux_X86_64 LibreOffice_project/40$Build-2</meta:generator>
    <meta:document-statistic meta:table-count="0" meta:image-count="0" meta:object-count="6" meta:page-count="4" meta:paragraph-count="15" meta:word-count="126" meta:character-count="820" meta:non-whitespace-character-count="7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1" chart:maximum="5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682cm" svg:y="0.345cm" chart:style-name="ch2">
          <text:p>Benchmark comparison for x = 1</text:p>
        </chart:title>
        <chart:legend chart:legend-position="end" svg:x="2.911cm" svg:y="1.5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2.693cm" svg:y="1.333cm" svg:width="9.89cm" svg:height="7.307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48.2182">
                <text:p>48.2182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6.5146">
                <text:p>66.5146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0.786">
                <text:p>320.786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28.79">
                <text:p>2228.79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695.9">
                <text:p>21695.9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0745">
                <text:p>220745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1" chart:maximum="1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563cm" svg:y="0.345cm" chart:style-name="ch2">
          <text:p>Benchmark comparison for x = 10</text:p>
        </chart:title>
        <chart:legend chart:legend-position="end" svg:x="2.911cm" svg:y="1.5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3.064cm" svg:y="1.532cm" svg:width="9.519cm" svg:height="7.108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60.1833">
                <text:p>60.1833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6.84">
                <text:p>216.84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32.03">
                <text:p>1832.03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589.1">
                <text:p>17589.1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4127">
                <text:p>174127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754550">
                <text:p>1754550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1" chart:maximum="100000000" chart:origin="0" chart:interval-maj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443cm" svg:y="0.345cm" chart:style-name="ch2">
          <text:p>Benchmark comparison for x = 100</text:p>
        </chart:title>
        <chart:legend chart:legend-position="end" svg:x="2.911cm" svg:y="1.5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3.249cm" svg:y="1.532cm" svg:width="9.334cm" svg:height="7.108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68.463">
                <text:p>268.463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44.74">
                <text:p>2344.74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143">
                <text:p>23143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0138">
                <text:p>230138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00350">
                <text:p>2300350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3248200">
                <text:p>23248200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61">
      <style:chart-properties chart:display-label="true" chart:logarithmic="true" chart:minimum="1" chart:maximum="1000000000" chart:origin="0" chart:interval-maj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324cm" svg:y="0.345cm" chart:style-name="ch2">
          <text:p>Benchmark comparison for x = 1000</text:p>
        </chart:title>
        <chart:legend chart:legend-position="end" svg:x="3.411cm" svg:y="1.5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3.064cm" svg:y="1.333cm" svg:width="9.519cm" svg:height="7.307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53.38">
                <text:p>2353.38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970.3">
                <text:p>23970.3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9552">
                <text:p>239552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96900">
                <text:p>2396900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075500">
                <text:p>24075500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1440000">
                <text:p>241440000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61">
      <style:chart-properties chart:display-label="true" chart:logarithmic="true" chart:minimum="1" chart:maximum="10000000000" chart:origin="0" chart:interval-maj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205cm" svg:y="0.345cm" chart:style-name="ch2">
          <text:p>Benchmark comparison for x = 10000</text:p>
        </chart:title>
        <chart:legend chart:legend-position="end" svg:x="3.911cm" svg:y="1.7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3.064cm" svg:y="1.532cm" svg:width="9.519cm" svg:height="7.108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325.4">
                <text:p>23325.4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9671">
                <text:p>239671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97940">
                <text:p>2397940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971900">
                <text:p>23971900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1039000">
                <text:p>241039000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962470000">
                <text:p>2962470000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61">
      <style:chart-properties chart:display-label="true" chart:logarithmic="true" chart:minimum="1" chart:maximum="10000000000" chart:origin="0" chart:interval-maj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086cm" svg:y="0.345cm" chart:style-name="ch2">
          <text:p>Benchmark comparison for x = 100000</text:p>
        </chart:title>
        <chart:legend chart:legend-position="end" svg:x="2.911cm" svg:y="1.5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3.064cm" svg:y="1.532cm" svg:width="9.519cm" svg:height="7.108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2880">
                <text:p>232880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69280">
                <text:p>2369280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789900">
                <text:p>23789900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8224000">
                <text:p>238224000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876930000">
                <text:p>2876930000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222200000">
                <text:p>41222200000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